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2mm"/>
    </style:style>
    <style:style style:name="co5" style:family="table-column">
      <style:table-column-properties fo:break-before="auto" style:column-width="39.37mm"/>
    </style:style>
    <style:style style:name="co6" style:family="table-column">
      <style:table-column-properties fo:break-before="auto" style:column-width="56.8mm"/>
    </style:style>
    <style:style style:name="co7" style:family="table-column">
      <style:table-column-properties fo:break-before="auto" style:column-width="83.45mm"/>
    </style:style>
    <style:style style:name="co8" style:family="table-column">
      <style:table-column-properties fo:break-before="auto" style:column-width="45.12mm"/>
    </style:style>
    <style:style style:name="co9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/>
    <style:style style:name="ce4" style:family="table-cell" style:parent-style-name="Default" style:data-style-name="N4"/>
    <style:style style:name="ce5" style:family="table-cell" style:parent-style-name="Default" style:data-style-name="N11"/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/>
    <style:style style:name="ce13" style:family="table-cell" style:parent-style-name="Default" style:data-style-name="N4"/>
    <style:style style:name="ce14" style:family="table-cell" style:parent-style-name="Default" style:data-style-name="N11"/>
    <style:style style:name="ce1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13"/>
        <table:table-row table:style-name="ro1">
          <table:table-cell/>
          <table:table-cell office:value-type="string" calcext:value-type="string">
            <text:p>Point cloud size</text:p>
          </table:table-cell>
          <table:table-cell office:value-type="float" office:value="17500" calcext:value-type="float">
            <text:p>17500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ores</text:p>
          </table:table-cell>
          <table:table-cell office:value-type="string" calcext:value-type="string">
            <text:p>Distance Modules</text:p>
          </table:table-cell>
          <table:table-cell office:value-type="string" calcext:value-type="string">
            <text:p>LUTS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CYCLES</text:p>
          </table:table-cell>
          <table:table-cell table:style-name="Default" office:value-type="string" calcext:value-type="string">
            <text:p>Wrost case Estimation:</text:p>
          </table:table-cell>
        </table:table-row>
        <table:table-row table:style-name="ro1">
          <table:table-cell/>
          <table:table-cell office:value-type="string" calcext:value-type="string">
            <text:p>Test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7887" calcext:value-type="float">
            <text:p>17887</text:p>
          </table:table-cell>
          <table:table-cell table:style-name="ce11" office:value-type="float" office:value="2082" calcext:value-type="float">
            <text:p>2082</text:p>
          </table:table-cell>
          <table:table-cell table:style-name="ce11" office:value-type="float" office:value="192" calcext:value-type="float">
            <text:p>192</text:p>
          </table:table-cell>
          <table:table-cell table:style-name="ce12" office:value-type="float" office:value="1140012" calcext:value-type="float">
            <text:p>1 140 012</text:p>
          </table:table-cell>
          <table:table-cell table:formula="of:=(17500/[.C4])*(17500/[.D4])" office:value-type="float" office:value="4785156.25" calcext:value-type="float">
            <text:p>4 785 156,25</text:p>
          </table:table-cell>
        </table:table-row>
        <table:table-row table:style-name="ro1">
          <table:table-cell/>
          <table:table-cell office:value-type="string" calcext:value-type="string">
            <text:p>Test 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17604" calcext:value-type="float">
            <text:p>17604</text:p>
          </table:table-cell>
          <table:table-cell table:style-name="ce11" office:value-type="float" office:value="2656" calcext:value-type="float">
            <text:p>2656</text:p>
          </table:table-cell>
          <table:table-cell table:style-name="ce11" office:value-type="float" office:value="192" calcext:value-type="float">
            <text:p>192</text:p>
          </table:table-cell>
          <table:table-cell table:style-name="ce12" office:value-type="float" office:value="1629212" calcext:value-type="float">
            <text:p>1 629 212</text:p>
          </table:table-cell>
          <table:table-cell table:formula="of:=(17500/[.C5])*(17500/[.D5])" office:value-type="float" office:value="4785156.25" calcext:value-type="float">
            <text:p>4 785 156,25</text:p>
          </table:table-cell>
        </table:table-row>
        <table:table-row table:style-name="ro1">
          <table:table-cell/>
          <table:table-cell office:value-type="string" calcext:value-type="string">
            <text:p>Test 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office:value-type="float" office:value="18730" calcext:value-type="float">
            <text:p>18730</text:p>
          </table:table-cell>
          <table:table-cell table:style-name="ce11" office:value-type="float" office:value="2090" calcext:value-type="float">
            <text:p>2090</text:p>
          </table:table-cell>
          <table:table-cell table:style-name="ce11" office:value-type="float" office:value="192" calcext:value-type="float">
            <text:p>192</text:p>
          </table:table-cell>
          <table:table-cell table:style-name="ce12" office:value-type="float" office:value="903245" calcext:value-type="float">
            <text:p>903 245</text:p>
          </table:table-cell>
          <table:table-cell table:formula="of:=(17500/[.C6])*(17500/[.D6])" office:value-type="float" office:value="4785156.25" calcext:value-type="float">
            <text:p>4 785 156,25</text:p>
          </table:table-cell>
        </table:table-row>
        <table:table-row table:style-name="ro1">
          <table:table-cell/>
          <table:table-cell office:value-type="string" calcext:value-type="string">
            <text:p>Test 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39222" calcext:value-type="float">
            <text:p>39222</text:p>
          </table:table-cell>
          <table:table-cell table:style-name="ce11" office:value-type="float" office:value="3698" calcext:value-type="float">
            <text:p>3698</text:p>
          </table:table-cell>
          <table:table-cell table:style-name="ce11" office:value-type="float" office:value="384" calcext:value-type="float">
            <text:p>384</text:p>
          </table:table-cell>
          <table:table-cell table:style-name="ce12" office:value-type="float" office:value="271188" calcext:value-type="float">
            <text:p>271 188</text:p>
          </table:table-cell>
          <table:table-cell table:formula="of:=(17500/[.C7])*(17500/[.D7])" office:value-type="float" office:value="2392578.125" calcext:value-type="float">
            <text:p>2 392 578,13</text:p>
          </table:table-cell>
        </table:table-row>
        <table:table-row table:style-name="ro1">
          <table:table-cell/>
          <table:table-cell office:value-type="string" calcext:value-type="string">
            <text:p>Test 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1315" calcext:value-type="float">
            <text:p>1315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23486782" calcext:value-type="float">
            <text:p>23 486 782</text:p>
          </table:table-cell>
          <table:table-cell table:formula="of:=(17500/[.C8])*(17500/[.D8])" office:value-type="float" office:value="76562500" calcext:value-type="float">
            <text:p>76 562 500,00</text:p>
          </table:table-cell>
        </table:table-row>
        <table:table-row table:style-name="ro1">
          <table:table-cell/>
          <table:table-cell office:value-type="string" calcext:value-type="string">
            <text:p>Test 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2399" calcext:value-type="float">
            <text:p>2399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24" calcext:value-type="float">
            <text:p>24</text:p>
          </table:table-cell>
          <table:table-cell table:style-name="ce12" office:value-type="float" office:value="12048007" calcext:value-type="float">
            <text:p>12 048 007</text:p>
          </table:table-cell>
          <table:table-cell table:formula="of:=(17500/[.C9])*(17500/[.D9])" office:value-type="float" office:value="38281250" calcext:value-type="float">
            <text:p>38 281 250,00</text:p>
          </table:table-cell>
        </table:table-row>
        <table:table-row table:style-name="ro1">
          <table:table-cell/>
          <table:table-cell office:value-type="string" calcext:value-type="string">
            <text:p>Test 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4560" calcext:value-type="float">
            <text:p>4560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48" calcext:value-type="float">
            <text:p>48</text:p>
          </table:table-cell>
          <table:table-cell/>
          <table:table-cell table:formula="of:=(17500/[.C10])*(17500/[.D10])" office:value-type="float" office:value="19140625" calcext:value-type="float">
            <text:p>19 140 625,00</text:p>
          </table:table-cell>
        </table:table-row>
        <table:table-row table:style-name="ro1">
          <table:table-cell/>
          <table:table-cell office:value-type="string" calcext:value-type="string">
            <text:p>Test 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(17500/[.C11])*(17500/[.D11])" office:value-type="float" office:value="9570312.5" calcext:value-type="float">
            <text:p>9 570 312,50</text:p>
          </table:table-cell>
        </table:table-row>
        <table:table-row table:style-name="ro1">
          <table:table-cell/>
          <table:table-cell office:value-type="string" calcext:value-type="string">
            <text:p>Test 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(17500/[.C12])*(17500/[.D12])" office:value-type="float" office:value="4785156.25" calcext:value-type="float">
            <text:p>4 785 156,25</text:p>
          </table:table-cell>
        </table:table-row>
        <table:table-row table:style-name="ro1">
          <table:table-cell/>
          <table:table-cell office:value-type="string" calcext:value-type="string">
            <text:p>Test 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17500/[.C13])*(17500/[.D13])" office:value-type="float" office:value="38281250" calcext:value-type="float">
            <text:p>38 281 250,00</text:p>
          </table:table-cell>
        </table:table-row>
        <table:table-row table:style-name="ro1">
          <table:table-cell/>
          <table:table-cell office:value-type="string" calcext:value-type="string">
            <text:p>Test 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17500/[.C14])*(17500/[.D14])" office:value-type="float" office:value="19140625" calcext:value-type="float">
            <text:p>19 140 625,00</text:p>
          </table:table-cell>
        </table:table-row>
        <table:table-row table:style-name="ro1">
          <table:table-cell/>
          <table:table-cell office:value-type="string" calcext:value-type="string">
            <text:p>Test 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17500/[.C15])*(17500/[.D15])" office:value-type="float" office:value="9570312.5" calcext:value-type="float">
            <text:p>9 570 312,50</text:p>
          </table:table-cell>
        </table:table-row>
        <table:table-row table:style-name="ro1">
          <table:table-cell/>
          <table:table-cell office:value-type="string" calcext:value-type="string">
            <text:p>Test 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(17500/[.C16])*(17500/[.D16])" office:value-type="float" office:value="4785156.25" calcext:value-type="float">
            <text:p>4 785 156,25</text:p>
          </table:table-cell>
        </table:table-row>
        <table:table-row table:style-name="ro1">
          <table:table-cell/>
          <table:table-cell office:value-type="string" calcext:value-type="string">
            <text:p>Test 14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est 15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est 16</text:p>
          </table:table-cell>
          <table:table-cell table:number-columns-repeated="6"/>
          <table:table-cell table:style-name="Default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R worst case cycles neede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17500*17500</text:p>
          </table:table-cell>
          <table:table-cell table:formula="of:=17500*17500" office:value-type="float" office:value="306250000" calcext:value-type="float">
            <text:p>306250000</text:p>
          </table:table-cell>
        </table:table-row>
        <table:table-row table:style-name="ro1">
          <table:table-cell office:value-type="string" calcext:value-type="string">
            <text:p>ROR Hardware Implementation</text:p>
          </table:table-cell>
          <table:table-cell office:value-type="string" calcext:value-type="string">
            <text:p>(N/CORE_NUMBER)*(N/DISTANCE_MODULES)</text:p>
          </table:table-cell>
          <table:table-cell office:value-type="string" calcext:value-type="string">
            <text:p>(17500/8)*(17500/8)</text:p>
          </table:table-cell>
          <table:table-cell table:formula="of:=(17500/8)*(17500/8)" office:value-type="float" office:value="4785156.25" calcext:value-type="float">
            <text:p>4785156,25</text:p>
          </table:table-cell>
        </table:table-row>
        <table:table-row table:style-name="ro1">
          <table:table-cell office:value-type="string" calcext:value-type="string">
            <text:p>improvement </text:p>
          </table:table-cell>
          <table:table-cell table:number-columns-repeated="2"/>
          <table:table-cell table:style-name="ce14" table:formula="of:=(([.D1]-[.D2])/[.D1])*100" office:value-type="percentage" office:value="98.4375" calcext:value-type="percentage">
            <text:p>9843,75%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LUT</text:p>
          </table:table-cell>
          <table:table-cell office:value-type="string" calcext:value-type="string">
            <text:p>LUT%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%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DSP%</text:p>
          </table:table-cell>
        </table:table-row>
        <table:table-row table:style-name="ro1">
          <table:table-cell office:value-type="string" calcext:value-type="string">
            <text:p>square root </text:p>
          </table:table-cell>
          <table:table-cell table:style-name="ce11" office:value-type="float" office:value="231" calcext:value-type="float">
            <text:p>231</text:p>
          </table:table-cell>
          <table:table-cell table:style-name="ce15" office:value-type="float" office:value="0.1" calcext:value-type="float">
            <text:p>0,1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ance Module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0.1393229" calcext:value-type="float">
            <text:p>0,1393229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.01" calcext:value-type="float">
            <text:p>0,0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17361112" calcext:value-type="float">
            <text:p>0,17361112</text:p>
          </table:table-cell>
        </table:table-row>
        <table:table-row table:style-name="ro1">
          <table:table-cell office:value-type="string" calcext:value-type="string">
            <text:p>Core(8xDistanceModules)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0.94921875" calcext:value-type="float">
            <text:p>0,9492187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0.029513888" calcext:value-type="float">
            <text:p>0,02951388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.388889" calcext:value-type="float">
            <text:p>1,3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-00-0000</text:date>, <text:time style:data-style-name="N2" text:time-value="11:09:48.726221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8:20:59.662254379</meta:creation-date>
    <dc:date>2021-04-26T11:09:56.382435355</dc:date>
    <meta:editing-duration>PT1H8M56S</meta:editing-duration>
    <meta:editing-cycles>4</meta:editing-cycles>
    <meta:generator>LibreOffice/6.0.7.3$Linux_X86_64 LibreOffice_project/00m0$Build-3</meta:generator>
    <meta:document-statistic meta:table-count="3" meta:cell-count="128" meta:object-count="0"/>
  </office:meta>
</office:document-meta>
</file>